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rsid="00164e08" officeooo:paragraph-rsid="001d6865" style:font-name-asian="Times New Roman1"/>
    </style:style>
    <style:style style:name="P2" style:family="paragraph" style:parent-style-name="Standard">
      <style:text-properties officeooo:rsid="00496370" officeooo:paragraph-rsid="001d6865" style:font-name-asian="Times New Roman1"/>
    </style:style>
    <style:style style:name="P3" style:family="paragraph" style:parent-style-name="Standard">
      <style:text-properties officeooo:rsid="00164e08" officeooo:paragraph-rsid="001d6865"/>
    </style:style>
    <style:style style:name="T1" style:family="text">
      <style:text-properties style:font-name-asian="Times New Roma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Havana</text:p>
      <text:p text:style-name="P2"/>
      <text:p text:style-name="P2">Vinales</text:p>
      <text:p text:style-name="P2"/>
      <text:p text:style-name="P2">Playa Larga</text:p>
      <text:p text:style-name="P2"/>
      <text:p text:style-name="P2">Trinidad</text:p>
      <text:p text:style-name="P1"/>
      <text:p text:style-name="P1"/>
      <text:p text:style-name="P1"/>
      <text:p text:style-name="P1"/>
      <text:p text:style-name="P1"/>
      <text:p text:style-name="P1"/>
      <text:p text:style-name="P3"><text:span text:style-name="T1">Trinidad<text:line-break/><text:line-break/>Only small but the brightly coloured <text:line-break/>houses and cobble stone roads make it a real gem. Our only criticism is there weren&amp;apos;t many peso stalls.<text:line-break/><text:line-break/>Plaza Mayor is the centre point of the city and we got some great snaps here at sunset.<text:line-break/><text:line-break/>We had read about waterfalls close by in the Topes de Collantes national park but as we had recently visited Iceland we decided we would give them a miss and visit Playa Ancon beach Instead. Every second local is offering horse back rides to see the waterfalls so if you are interested it is very easy to arrange.<text:line-break/><text:line-break/>In Trinidad we got told about a bus that goes to Playa Ancon beach for 5 CUC return. It leaves from outside the Cubatur information centre (Corner of Antonio Maceo and Francisco Javier Zerquera) at 9am, 11am and 2pm and comes back at 12.30pm, 3.30pm and 6pm. We planned to take this bus but while waiting an air conditioned collectivo Chevrolet bus came along and offered us 2 CUC one way so we jumped in! The same taxi driver gave us a lift back to Trinidad at 4pm.<text:line-break/><text:line-break/>We enjoyed Playa Ancon as it wasn&amp;apos;t too crowded, had lots of shade and the water was bath water warm! We tried snorkelling here but there wasn&amp;apos;t much to see. A local offered to take us our to a coral reef by boat for 10 CUC but we declined.<text:line-break/><text:line-break/>The beach had lots of locals walking up and down the beach selling pizzas and coconuts for 2 CUC each. <text:line-break/><text:line-break/>We purchased a couple of coconuts, added our own rum and smoked a cigar! When in Cuba!<text:line-break/><text:line-break/><text:line-break/>One taxi driver we spoke said he would accept euros but it <text:line-break/><text:line-break/>In order to get to Cuba we took a 16 hour bus from Ljubjana, Slovenia to Cologne, Germany and then flew with Euro Wings direct to Havana, Cuba. <text:line-break/><text:line-break/>The flight took approximately 10 hours <text:line-break/><text:line-break/>We flew from Cologne, Germany direct to Havana, Cuba as the flights were cheap.<text:line-break/><text:line-break/></text:span><text:soft-page-break/><text:span text:style-name="T1">We paid 25 CUC from the havana airport.<text:line-break/><text:line-break/>Total Spent: 740<text:line-break/>Nights Prebooked through Air BnB: 7<text:line-break/>Nights <text:line-break/>Ni</text:span></text:p>
      <text:p text:style-name="P1"/>
      <text:p text:style-name="P1">Havana<text:line-break/><text:line-break/>1954<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9S</meta:editing-duration>
    <meta:editing-cycles>3</meta:editing-cycles>
    <meta:generator>LibreOffice/5.3.2.2$Windows_x86 LibreOffice_project/6cd4f1ef626f15116896b1d8e1398b56da0d0ee1</meta:generator>
    <dc:date>2017-09-04T15:30:17.275000000</dc:date>
    <meta:document-statistic meta:table-count="0" meta:image-count="0" meta:object-count="0" meta:page-count="2" meta:paragraph-count="6" meta:word-count="362" meta:character-count="1955" meta:non-whitespace-character-count="1576"/>
    <meta:user-defined meta:name="Info 1"/>
    <meta:user-defined meta:name="Info 2"/>
    <meta:user-defined meta:name="Info 3"/>
    <meta:user-defined meta:name="Info 4"/>
  </office:meta>
</office:document-meta>
</file>